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E7EAA23452A30F6A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919cm, 2.316cm, 29.493cm, 6.147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477cm" svg:height="16.799cm" svg:x="0.892cm" svg:y="2.992cm">
          <draw:image xlink:href="Pictures/10000000000005E8000007E0E7EAA23452A30F6A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13T11:54:42.978166097</dc:date>
    <meta:editing-duration>PT3M37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